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d4d4d4" style:font-name="Consolas" fo:font-size="10.5pt" fo:font-weight="normal" fo:background-color="transparent"/>
    </style:style>
    <style:style style:name="P2" style:family="paragraph" style:parent-style-name="Standard">
      <style:text-properties fo:color="#d4d4d4" style:font-name="Consolas" fo:font-size="10.5pt" style:text-underline-style="solid" style:text-underline-width="auto" style:text-underline-color="font-color" fo:font-weight="normal" fo:background-color="transparent" style:font-weight-asian="bold" style:font-weight-complex="bold"/>
    </style:style>
    <style:style style:name="P3" style:family="paragraph" style:parent-style-name="Standard">
      <style:paragraph-properties style:line-height-at-least="0.503cm"/>
      <style:text-properties fo:color="#d4d4d4" style:font-name="Consolas" fo:font-size="10.5pt" style:text-underline-style="solid" style:text-underline-width="auto" style:text-underline-color="font-color" fo:font-weight="normal" fo:background-color="transparent" style:font-weight-asian="bold" style:font-weight-complex="bold"/>
    </style:style>
    <style:style style:name="P4" style:family="paragraph" style:parent-style-name="Standard">
      <style:paragraph-properties style:line-height-at-least="0.503cm"/>
      <style:text-properties fo:color="#d4d4d4" fo:background-color="transparent"/>
    </style:style>
    <style:style style:name="P5"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6" style:family="paragraph" style:parent-style-name="Standard">
      <style:paragraph-properties style:line-height-at-least="0.503cm"/>
      <style:text-properties style:text-underline-style="solid" style:text-underline-width="auto" style:text-underline-color="font-color" fo:font-weight="bold" fo:background-color="transparent" style:font-weight-asian="bold" style:font-weight-complex="bold"/>
    </style:style>
    <style:style style:name="P7" style:family="paragraph" style:parent-style-name="Standard">
      <style:text-properties fo:background-color="transparent"/>
    </style:style>
    <style:style style:name="P8" style:family="paragraph" style:parent-style-name="Standard">
      <style:paragraph-properties style:line-height-at-least="0.503cm"/>
      <style:text-properties fo:background-color="transparent"/>
    </style:style>
    <style:style style:name="P9" style:family="paragraph" style:parent-style-name="Standard">
      <style:paragraph-properties style:line-height-at-least="0.503cm"/>
      <style:text-properties fo:color="#6a9955" fo:background-color="transparent"/>
    </style:style>
    <style:style style:name="P10" style:family="paragraph" style:parent-style-name="Standard">
      <style:paragraph-properties style:line-height-at-least="0.503cm"/>
      <style:text-properties style:use-window-font-color="true"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style:border-line-width-bottom="0.088cm 0.035cm 0.035cm" fo:padding="0.074cm" fo:border-left="none" fo:border-right="none" fo:border-top="none" fo:border-bottom="0.158cm double #000000" style:join-border="false"/>
      <style:text-properties fo:background-color="transparent"/>
    </style:style>
    <style:style style:name="P12" style:family="paragraph" style:parent-style-name="Standard">
      <style:paragraph-properties style:line-height-at-least="0.503cm" style:border-line-width-bottom="0.088cm 0.035cm 0.035cm" fo:padding="0.074cm" fo:border-left="none" fo:border-right="none" fo:border-top="none" fo:border-bottom="0.158cm double #000000" style:join-border="false"/>
      <style:text-properties style:text-underline-style="solid" style:text-underline-width="auto" style:text-underline-color="font-color" fo:font-weight="bold" fo:background-color="transparent" style:font-weight-asian="bold" style:font-weight-complex="bold"/>
    </style:style>
    <style:style style:name="P13" style:family="paragraph" style:parent-style-name="Footer">
      <style:paragraph-properties fo:text-align="end" style:justify-single-word="false"/>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808080" style:text-underline-style="none"/>
    </style:style>
    <style:style style:name="T4" style:family="text">
      <style:text-properties fo:color="#808080" style:text-underline-style="none" fo:font-weight="normal" style:font-weight-asian="normal" style:font-weight-complex="normal"/>
    </style:style>
    <style:style style:name="T5" style:family="text">
      <style:text-properties fo:color="#808080" style:text-underline-style="none" style:font-weight-asian="normal" style:font-weight-complex="normal"/>
    </style:style>
    <style:style style:name="T6" style:family="text">
      <style:text-properties fo:color="#569cd6"/>
    </style:style>
    <style:style style:name="T7" style:family="text">
      <style:text-properties fo:color="#569cd6" style:font-name="Consolas" fo:font-size="10.5pt" fo:font-weight="normal"/>
    </style:style>
    <style:style style:name="T8" style:family="text">
      <style:text-properties fo:color="#569cd6" style:text-underline-style="none" style:font-weight-asian="normal" style:font-weight-complex="normal"/>
    </style:style>
    <style:style style:name="T9" style:family="text">
      <style:text-properties fo:color="#9cdcfe"/>
    </style:style>
    <style:style style:name="T10" style:family="text">
      <style:text-properties fo:color="#9cdcfe" style:font-name="Consolas" fo:font-size="10.5pt" fo:font-weight="normal"/>
    </style:style>
    <style:style style:name="T11" style:family="text">
      <style:text-properties fo:color="#9cdcfe" style:text-underline-style="none" style:font-weight-asian="normal" style:font-weight-complex="normal"/>
    </style:style>
    <style:style style:name="T12" style:family="text">
      <style:text-properties fo:color="#ce9178"/>
    </style:style>
    <style:style style:name="T13" style:family="text">
      <style:text-properties fo:color="#ce9178" style:font-name="Consolas" fo:font-size="10.5pt" fo:font-weight="normal"/>
    </style:style>
    <style:style style:name="T14" style:family="text">
      <style:text-properties fo:font-weight="normal" style:font-weight-asian="normal" style:font-weight-complex="normal"/>
    </style:style>
    <style:style style:name="T15" style:family="text">
      <style:text-properties style:font-name="Consolas" fo:font-size="10.5pt" fo:font-weight="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style:font-weight-asian="normal" style:font-weight-complex="normal"/>
    </style:style>
    <style:style style:name="T18" style:family="text">
      <style:text-properties fo:color="#d7ba7d"/>
    </style:style>
    <style:style style:name="T19" style:family="text">
      <style:text-properties fo:color="#d7ba7d" style:text-underline-style="none" style:font-weight-asian="normal" style:font-weight-complex="normal"/>
    </style:style>
    <style:style style:name="T20" style:family="text">
      <style:text-properties fo:color="#b5cea8" style:font-name="Consolas" fo:font-size="10.5pt" fo:font-weight="normal"/>
    </style:style>
    <style:style style:name="T21" style:family="text">
      <style:text-properties fo:font-weight="bold" style:font-weight-asian="bold" style:font-weight-complex="bold"/>
    </style:style>
    <style:style style:name="T22" style:family="text">
      <style:text-properties fo:color="#6a9955"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lt;!</text:span><text:span text:style-name="T8">DOCTYPE</text:span><text:span text:style-name="T17"> </text:span><text:span text:style-name="T11">html</text:span><text:span text:style-name="T5">&gt;</text:span></text:p>
      <text:p text:style-name="P1"><text:span text:style-name="T1">&lt;</text:span><text:span text:style-name="T6">html</text:span> <text:span text:style-name="T9">lang</text:span>=<text:span text:style-name="T12">"en"</text:span><text:span text:style-name="T1">&gt;</text:span></text:p>
      <text:p text:style-name="P8"/>
      <text:p text:style-name="P1"><text:span text:style-name="T1">&lt;</text:span><text:span text:style-name="T6">head</text:span><text:span text:style-name="T1">&gt;</text:span></text:p>
      <text:p text:style-name="P4">    <text:span text:style-name="T2">&lt;</text:span><text:span text:style-name="T7">meta</text:span><text:span text:style-name="T15"> </text:span><text:span text:style-name="T10">charset</text:span><text:span text:style-name="T15">=</text:span><text:span text:style-name="T13">"UTF-8"</text:span><text:span text:style-name="T2">&gt;</text:span></text:p>
      <text:p text:style-name="P4">    <text:span text:style-name="T2">&lt;</text:span><text:span text:style-name="T7">meta</text:span><text:span text:style-name="T15"> </text:span><text:span text:style-name="T10">name</text:span><text:span text:style-name="T15">=</text:span><text:span text:style-name="T13">"viewport"</text:span><text:span text:style-name="T15"> </text:span><text:span text:style-name="T10">content</text:span><text:span text:style-name="T15">=</text:span><text:span text:style-name="T13">"width=device-width, initial-scale=1.0"</text:span><text:span text:style-name="T2">&gt;</text:span></text:p>
      <text:p text:style-name="P4">    <text:span text:style-name="T2">&lt;</text:span><text:span text:style-name="T7">title</text:span><text:span text:style-name="T2">&gt;</text:span><text:span text:style-name="T15">Excercice 4</text:span><text:span text:style-name="T2">&lt;/</text:span><text:span text:style-name="T7">title</text:span><text:span text:style-name="T2">&gt;</text:span></text:p>
      <text:p text:style-name="P8"/>
      <text:p text:style-name="P4">    <text:span text:style-name="T2">&lt;</text:span><text:span text:style-name="T7">link</text:span><text:span text:style-name="T15"> </text:span><text:span text:style-name="T10">rel</text:span><text:span text:style-name="T15">=</text:span><text:span text:style-name="T13">"stylesheet"</text:span><text:span text:style-name="T15"> </text:span><text:span text:style-name="T10">href</text:span><text:span text:style-name="T15">=</text:span><text:span text:style-name="T13">"../css/bootstrap.min.css"</text:span><text:span text:style-name="T2">&gt;</text:span></text:p>
      <text:p text:style-name="P8"/>
      <text:p text:style-name="P4">    <text:span text:style-name="T2">&lt;</text:span><text:span text:style-name="T7">link</text:span><text:span text:style-name="T15"> </text:span><text:span text:style-name="T10">rel</text:span><text:span text:style-name="T15">=</text:span><text:span text:style-name="T13">"stylesheet"</text:span><text:span text:style-name="T15"> </text:span><text:span text:style-name="T10">href</text:span><text:span text:style-name="T15">=</text:span><text:span text:style-name="T13">"./styles.css"</text:span><text:span text:style-name="T2">&gt;</text:span></text:p>
      <text:p text:style-name="P1"><text:span text:style-name="T1">&lt;/</text:span><text:span text:style-name="T6">head</text:span><text:span text:style-name="T1">&gt;</text:span></text:p>
      <text:p text:style-name="P8"/>
      <text:p text:style-name="P1"><text:span text:style-name="T1">&lt;</text:span><text:span text:style-name="T6">body</text:span><text:span text:style-name="T1">&gt;</text:span></text:p>
      <text:p text:style-name="P8"/>
      <text:p text:style-name="P4">    <text:span text:style-name="T2">&lt;</text:span><text:span text:style-name="T7">nav</text:span><text:span text:style-name="T15"> </text:span><text:span text:style-name="T10">class</text:span><text:span text:style-name="T15">=</text:span><text:span text:style-name="T13">"navbar navbar-expand-lg navbar-dark bg-dark"</text:span><text:span text:style-name="T2">&gt;</text:span></text:p>
      <text:p text:style-name="P4">        <text:span text:style-name="T2">&lt;</text:span><text:span text:style-name="T7">div</text:span><text:span text:style-name="T15"> </text:span><text:span text:style-name="T10">class</text:span><text:span text:style-name="T15">=</text:span><text:span text:style-name="T13">"container-fluid"</text:span><text:span text:style-name="T2">&gt;</text:span></text:p>
      <text:p text:style-name="P4">            <text:span text:style-name="T2">&lt;</text:span><text:span text:style-name="T7">a</text:span><text:span text:style-name="T15"> </text:span><text:span text:style-name="T10">class</text:span><text:span text:style-name="T15">=</text:span><text:span text:style-name="T13">"navbar-brand"</text:span><text:span text:style-name="T15"> </text:span><text:span text:style-name="T10">href</text:span><text:span text:style-name="T15">=</text:span><text:span text:style-name="T13">"#"</text:span><text:span text:style-name="T2">&gt;</text:span><text:span text:style-name="T15">Homepage</text:span><text:span text:style-name="T2">&lt;/</text:span><text:span text:style-name="T7">a</text:span><text:span text:style-name="T2">&gt;</text:span></text:p>
      <text:p text:style-name="P4">            <text:span text:style-name="T2">&lt;</text:span><text:span text:style-name="T7">button</text:span><text:span text:style-name="T15"> </text:span><text:span text:style-name="T10">class</text:span><text:span text:style-name="T15">=</text:span><text:span text:style-name="T13">"navbar-toggler"</text:span><text:span text:style-name="T15"> </text:span><text:span text:style-name="T10">type</text:span><text:span text:style-name="T15">=</text:span><text:span text:style-name="T13">"button"</text:span><text:span text:style-name="T15"> </text:span><text:span text:style-name="T10">data-bs-toggle</text:span><text:span text:style-name="T15">=</text:span><text:span text:style-name="T13">"collapse"</text:span><text:span text:style-name="T15"> </text:span><text:span text:style-name="T10">data-bs-target</text:span><text:span text:style-name="T15">=</text:span><text:span text:style-name="T13">"#navbarNav"</text:span></text:p>
      <text:p text:style-name="P4">                <text:span text:style-name="T10">aria-controls</text:span><text:span text:style-name="T15">=</text:span><text:span text:style-name="T13">"navbarNav"</text:span><text:span text:style-name="T15"> </text:span><text:span text:style-name="T10">aria-expanded</text:span><text:span text:style-name="T15">=</text:span><text:span text:style-name="T13">"false"</text:span><text:span text:style-name="T15"> </text:span><text:span text:style-name="T10">aria-label</text:span><text:span text:style-name="T15">=</text:span><text:span text:style-name="T13">"Toggle navigation"</text:span><text:span text:style-name="T2">&gt;</text:span></text:p>
      <text:p text:style-name="P4">                <text:span text:style-name="T2">&lt;</text:span><text:span text:style-name="T7">span</text:span><text:span text:style-name="T15"> </text:span><text:span text:style-name="T10">class</text:span><text:span text:style-name="T15">=</text:span><text:span text:style-name="T13">"navbar-toggler-icon"</text:span><text:span text:style-name="T2">&gt;&lt;/</text:span><text:span text:style-name="T7">span</text:span><text:span text:style-name="T2">&gt;</text:span></text:p>
      <text:p text:style-name="P4">            <text:span text:style-name="T2">&lt;/</text:span><text:span text:style-name="T7">button</text:span><text:span text:style-name="T2">&gt;</text:span></text:p>
      <text:p text:style-name="P4">            <text:span text:style-name="T2">&lt;</text:span><text:span text:style-name="T7">div</text:span><text:span text:style-name="T15"> </text:span><text:span text:style-name="T10">class</text:span><text:span text:style-name="T15">=</text:span><text:span text:style-name="T13">"collapse navbar-collapse"</text:span><text:span text:style-name="T15"> </text:span><text:span text:style-name="T10">id</text:span><text:span text:style-name="T15">=</text:span><text:span text:style-name="T13">"navbarNav"</text:span><text:span text:style-name="T2">&gt;</text:span></text:p>
      <text:p text:style-name="P4">                <text:span text:style-name="T2">&lt;</text:span><text:span text:style-name="T7">ul</text:span><text:span text:style-name="T15"> </text:span><text:span text:style-name="T10">class</text:span><text:span text:style-name="T15">=</text:span><text:span text:style-name="T13">"navbar-nav"</text:span><text:span text:style-name="T2">&gt;</text:span></text:p>
      <text:p text:style-name="P4">                    <text:span text:style-name="T2">&lt;</text:span><text:span text:style-name="T7">li</text:span><text:span text:style-name="T15"> </text:span><text:span text:style-name="T10">class</text:span><text:span text:style-name="T15">=</text:span><text:span text:style-name="T13">"nav-item"</text:span><text:span text:style-name="T2">&gt;</text:span></text:p>
      <text:p text:style-name="P4">                        <text:span text:style-name="T2">&lt;</text:span><text:span text:style-name="T7">a</text:span><text:span text:style-name="T15"> </text:span><text:span text:style-name="T10">class</text:span><text:span text:style-name="T15">=</text:span><text:span text:style-name="T13">"nav-link active"</text:span><text:span text:style-name="T15"> </text:span><text:span text:style-name="T10">aria-current</text:span><text:span text:style-name="T15">=</text:span><text:span text:style-name="T13">"page"</text:span><text:span text:style-name="T15"> </text:span><text:span text:style-name="T10">href</text:span><text:span text:style-name="T15">=</text:span><text:span text:style-name="T13">"#"</text:span><text:span text:style-name="T2">&gt;</text:span><text:span text:style-name="T15">Home</text:span><text:span text:style-name="T2">&lt;/</text:span><text:span text:style-name="T7">a</text:span><text:span text:style-name="T2">&gt;</text:span></text:p>
      <text:p text:style-name="P4">                    <text:span text:style-name="T2">&lt;/</text:span><text:span text:style-name="T7">li</text:span><text:span text:style-name="T2">&gt;</text:span></text:p>
      <text:p text:style-name="P4">                    <text:span text:style-name="T22">&lt;!-- &lt;li class="nav-item"&gt;</text:span></text:p>
      <text:p text:style-name="P9">                        <text:span text:style-name="T15">&lt;a class="nav-link" href="#"&gt;Team&lt;/a&gt;</text:span></text:p>
      <text:p text:style-name="P9">                    <text:span text:style-name="T15">&lt;/li&gt; --&gt;</text:span></text:p>
      <text:p text:style-name="P4">                    <text:span text:style-name="T2">&lt;</text:span><text:span text:style-name="T7">li</text:span><text:span text:style-name="T15"> </text:span><text:span text:style-name="T10">class</text:span><text:span text:style-name="T15">=</text:span><text:span text:style-name="T13">"nav-item dropdown"</text:span><text:span text:style-name="T2">&gt;</text:span></text:p>
      <text:p text:style-name="P4">                        <text:span text:style-name="T2">&lt;</text:span><text:span text:style-name="T7">a</text:span><text:span text:style-name="T15"> </text:span><text:span text:style-name="T10">class</text:span><text:span text:style-name="T15">=</text:span><text:span text:style-name="T13">"nav-link dropdown-toggle"</text:span><text:span text:style-name="T15"> </text:span><text:span text:style-name="T10">href</text:span><text:span text:style-name="T15">=</text:span><text:span text:style-name="T13">"#"</text:span><text:span text:style-name="T15"> </text:span><text:span text:style-name="T10">id</text:span><text:span text:style-name="T15">=</text:span><text:span text:style-name="T13">"navbarDropdown"</text:span><text:span text:style-name="T15"> </text:span><text:span text:style-name="T10">role</text:span><text:span text:style-name="T15">=</text:span><text:span text:style-name="T13">"button"</text:span><text:span text:style-name="T15"> </text:span><text:span text:style-name="T10">data-bs-toggle</text:span><text:span text:style-name="T15">=</text:span><text:span text:style-name="T13">"dropdown"</text:span><text:span text:style-name="T15"> </text:span><text:span text:style-name="T10">aria-expanded</text:span><text:span text:style-name="T15">=</text:span><text:span text:style-name="T13">"false"</text:span><text:span text:style-name="T2">&gt;</text:span></text:p>
      <text:p text:style-name="P4">                            <text:span text:style-name="T15">Team</text:span></text:p>
      <text:p text:style-name="P4">                        <text:span text:style-name="T2">&lt;/</text:span><text:span text:style-name="T7">a</text:span><text:span text:style-name="T2">&gt;</text:span></text:p>
      <text:p text:style-name="P4">                        <text:span text:style-name="T2">&lt;</text:span><text:span text:style-name="T7">ul</text:span><text:span text:style-name="T15"> </text:span><text:span text:style-name="T10">class</text:span><text:span text:style-name="T15">=</text:span><text:span text:style-name="T13">"dropdown-menu"</text:span><text:span text:style-name="T15"> </text:span><text:span text:style-name="T10">aria-labelledby</text:span><text:span text:style-name="T15">=</text:span><text:span text:style-name="T13">"navbarDropdown"</text:span><text:span text:style-name="T2">&gt;</text:span></text:p>
      <text:p text:style-name="P4">                          <text:span text:style-name="T2">&lt;</text:span><text:span text:style-name="T7">li</text:span><text:span text:style-name="T2">&gt;&lt;</text:span><text:span text:style-name="T7">a</text:span><text:span text:style-name="T15"> </text:span><text:span text:style-name="T10">class</text:span><text:span text:style-name="T15">=</text:span><text:span text:style-name="T13">"dropdown-item"</text:span><text:span text:style-name="T15"> </text:span><text:span text:style-name="T10">href</text:span><text:span text:style-name="T15">=</text:span><text:span text:style-name="T13">"#"</text:span><text:span text:style-name="T2">&gt;</text:span><text:span text:style-name="T15">Vicent</text:span><text:span text:style-name="T2">&lt;/</text:span><text:span text:style-name="T7">a</text:span><text:span text:style-name="T2">&gt;&lt;/</text:span><text:span text:style-name="T7">li</text:span><text:span text:style-name="T2">&gt;</text:span></text:p>
      <text:p text:style-name="P4">                          <text:span text:style-name="T2">&lt;</text:span><text:span text:style-name="T7">li</text:span><text:span text:style-name="T2">&gt;&lt;</text:span><text:span text:style-name="T7">a</text:span><text:span text:style-name="T15"> </text:span><text:span text:style-name="T10">class</text:span><text:span text:style-name="T15">=</text:span><text:span text:style-name="T13">"dropdown-item"</text:span><text:span text:style-name="T15"> </text:span><text:span text:style-name="T10">href</text:span><text:span text:style-name="T15">=</text:span><text:span text:style-name="T13">"#"</text:span><text:span text:style-name="T2">&gt;</text:span><text:span text:style-name="T15">Béatrice</text:span><text:span text:style-name="T2">&lt;/</text:span><text:span text:style-name="T7">a</text:span><text:span text:style-name="T2">&gt;&lt;/</text:span><text:span text:style-name="T7">li</text:span><text:span text:style-name="T2">&gt;</text:span></text:p>
      <text:p text:style-name="P4">                          <text:span text:style-name="T2">&lt;</text:span><text:span text:style-name="T7">li</text:span><text:span text:style-name="T2">&gt;&lt;</text:span><text:span text:style-name="T7">a</text:span><text:span text:style-name="T15"> </text:span><text:span text:style-name="T10">class</text:span><text:span text:style-name="T15">=</text:span><text:span text:style-name="T13">"dropdown-item"</text:span><text:span text:style-name="T15"> </text:span><text:span text:style-name="T10">href</text:span><text:span text:style-name="T15">=</text:span><text:span text:style-name="T13">"#"</text:span><text:span text:style-name="T2">&gt;</text:span><text:span text:style-name="T15">Rosita</text:span><text:span text:style-name="T2">&lt;/</text:span><text:span text:style-name="T7">a</text:span><text:span text:style-name="T2">&gt;&lt;/</text:span><text:span text:style-name="T7">li</text:span><text:span text:style-name="T2">&gt;</text:span></text:p>
      <text:p text:style-name="P4">                        <text:span text:style-name="T2">&lt;/</text:span><text:span text:style-name="T7">ul</text:span><text:span text:style-name="T2">&gt;</text:span></text:p>
      <text:p text:style-name="P4">                      <text:span text:style-name="T2">&lt;/</text:span><text:span text:style-name="T7">li</text:span><text:span text:style-name="T2">&gt;</text:span></text:p>
      <text:p text:style-name="P4">                    <text:span text:style-name="T2">&lt;</text:span><text:span text:style-name="T7">li</text:span><text:span text:style-name="T15"> </text:span><text:span text:style-name="T10">class</text:span><text:span text:style-name="T15">=</text:span><text:span text:style-name="T13">"nav-item"</text:span><text:span text:style-name="T2">&gt;</text:span></text:p>
      <text:p text:style-name="P4">                        <text:span text:style-name="T2">&lt;</text:span><text:span text:style-name="T7">a</text:span><text:span text:style-name="T15"> </text:span><text:span text:style-name="T10">class</text:span><text:span text:style-name="T15">=</text:span><text:span text:style-name="T13">"nav-link"</text:span><text:span text:style-name="T15"> </text:span><text:span text:style-name="T10">href</text:span><text:span text:style-name="T15">=</text:span><text:span text:style-name="T13">"#"</text:span><text:span text:style-name="T2">&gt;</text:span><text:span text:style-name="T15">Contact</text:span><text:span text:style-name="T2">&lt;/</text:span><text:span text:style-name="T7">a</text:span><text:span text:style-name="T2">&gt;</text:span></text:p>
      <text:p text:style-name="P4">                    <text:span text:style-name="T2">&lt;/</text:span><text:span text:style-name="T7">li</text:span><text:span text:style-name="T2">&gt;</text:span></text:p>
      <text:p text:style-name="P4">                <text:span text:style-name="T2">&lt;/</text:span><text:span text:style-name="T7">ul</text:span><text:span text:style-name="T2">&gt;</text:span></text:p>
      <text:p text:style-name="P4">            <text:span text:style-name="T2">&lt;/</text:span><text:span text:style-name="T7">div</text:span><text:span text:style-name="T2">&gt;</text:span></text:p>
      <text:p text:style-name="P4">        <text:span text:style-name="T2">&lt;/</text:span><text:span text:style-name="T7">div</text:span><text:span text:style-name="T2">&gt;</text:span></text:p>
      <text:p text:style-name="P4">    <text:span text:style-name="T2">&lt;/</text:span><text:span text:style-name="T7">nav</text:span><text:span text:style-name="T2">&gt;</text:span></text:p>
      <text:p text:style-name="P8"/>
      <text:p text:style-name="P4"><text:soft-page-break/>    <text:span text:style-name="T2">&lt;</text:span><text:span text:style-name="T7">div</text:span><text:span text:style-name="T15"> </text:span><text:span text:style-name="T10">class</text:span><text:span text:style-name="T15">=</text:span><text:span text:style-name="T13">"container"</text:span><text:span text:style-name="T2">&gt;</text:span></text:p>
      <text:p text:style-name="P8"/>
      <text:p text:style-name="P4">        <text:span text:style-name="T2">&lt;</text:span><text:span text:style-name="T7">div</text:span><text:span text:style-name="T15"> </text:span><text:span text:style-name="T10">class</text:span><text:span text:style-name="T15">=</text:span><text:span text:style-name="T13">"row mb-4"</text:span><text:span text:style-name="T2">&gt;</text:span></text:p>
      <text:p text:style-name="P8"/>
      <text:p text:style-name="P4">            <text:span text:style-name="T2">&lt;</text:span><text:span text:style-name="T7">div</text:span><text:span text:style-name="T15"> </text:span><text:span text:style-name="T10">class</text:span><text:span text:style-name="T15">=</text:span><text:span text:style-name="T13">"col-12 bg-light d-flex justify-content-between py-5 pe-5"</text:span><text:span text:style-name="T2">&gt;</text:span></text:p>
      <text:p text:style-name="P8"/>
      <text:p text:style-name="P4">                <text:span text:style-name="T2">&lt;</text:span><text:span text:style-name="T7">div</text:span><text:span text:style-name="T2">&gt;</text:span></text:p>
      <text:p text:style-name="P4">                    <text:span text:style-name="T2">&lt;</text:span><text:span text:style-name="T7">h1</text:span><text:span text:style-name="T2">&gt;</text:span><text:span text:style-name="T15">Hi! My name is!</text:span><text:span text:style-name="T2">&lt;/</text:span><text:span text:style-name="T7">h1</text:span><text:span text:style-name="T2">&gt;</text:span></text:p>
      <text:p text:style-name="P4">                <text:span text:style-name="T2">&lt;/</text:span><text:span text:style-name="T7">div</text:span><text:span text:style-name="T2">&gt;</text:span></text:p>
      <text:p text:style-name="P8"/>
      <text:p text:style-name="P4">                <text:span text:style-name="T2">&lt;</text:span><text:span text:style-name="T7">div</text:span><text:span text:style-name="T2">&gt;</text:span></text:p>
      <text:p text:style-name="P4">                    <text:span text:style-name="T2">&lt;</text:span><text:span text:style-name="T7">img</text:span><text:span text:style-name="T15"> </text:span><text:span text:style-name="T10">src</text:span><text:span text:style-name="T15">=</text:span><text:span text:style-name="T13">"../img/eminem.jpg"</text:span><text:span text:style-name="T15"> </text:span><text:span text:style-name="T10">alt</text:span><text:span text:style-name="T15">=</text:span><text:span text:style-name="T13">""</text:span><text:span text:style-name="T2">&gt;</text:span></text:p>
      <text:p text:style-name="P4">                    <text:span text:style-name="T2">&lt;</text:span><text:span text:style-name="T7">h3</text:span><text:span text:style-name="T2">&gt;</text:span><text:span text:style-name="T15">Slim Shady</text:span><text:span text:style-name="T2">&lt;/</text:span><text:span text:style-name="T7">h3</text:span><text:span text:style-name="T2">&gt;</text:span></text:p>
      <text:p text:style-name="P4">                <text:span text:style-name="T2">&lt;/</text:span><text:span text:style-name="T7">div</text:span><text:span text:style-name="T2">&gt;</text:span></text:p>
      <text:p text:style-name="P8"/>
      <text:p text:style-name="P4">            <text:span text:style-name="T2">&lt;/</text:span><text:span text:style-name="T7">div</text:span><text:span text:style-name="T2">&gt;</text:span></text:p>
      <text:p text:style-name="P8"/>
      <text:p text:style-name="P4">        <text:span text:style-name="T2">&lt;/</text:span><text:span text:style-name="T7">div</text:span><text:span text:style-name="T2">&gt;</text:span></text:p>
      <text:p text:style-name="P8"/>
      <text:p text:style-name="P4">        <text:span text:style-name="T2">&lt;</text:span><text:span text:style-name="T7">div</text:span><text:span text:style-name="T15"> </text:span><text:span text:style-name="T10">class</text:span><text:span text:style-name="T15">=</text:span><text:span text:style-name="T13">"row"</text:span><text:span text:style-name="T2">&gt;</text:span></text:p>
      <text:p text:style-name="P4">            </text:p>
      <text:p text:style-name="P4">            <text:span text:style-name="T2">&lt;</text:span><text:span text:style-name="T7">div</text:span><text:span text:style-name="T15"> </text:span><text:span text:style-name="T10">class</text:span><text:span text:style-name="T15">=</text:span><text:span text:style-name="T13">"col-4"</text:span><text:span text:style-name="T2">&gt;</text:span></text:p>
      <text:p text:style-name="P8"/>
      <text:p text:style-name="P4">                <text:span text:style-name="T2">&lt;</text:span><text:span text:style-name="T7">h3</text:span><text:span text:style-name="T2">&gt;</text:span><text:span text:style-name="T15">Planification</text:span><text:span text:style-name="T2">&lt;/</text:span><text:span text:style-name="T7">h3</text:span><text:span text:style-name="T2">&gt;</text:span></text:p>
      <text:p text:style-name="P4">                <text:span text:style-name="T2">&lt;</text:span><text:span text:style-name="T7">p</text:span><text:span text:style-name="T2">&gt;</text:span><text:span text:style-name="T15">Lorem ipsum dolor sit amet, consectetur adipiscing elit. Sed eget volutpat sem. Maecenas non dolor facilisis, gravida arcu eget, pharetra purus. Donec viverra, eros quis hendrerit aliquet, magna quam convallis nibh, vitae semper elit sem nec sem. Nam feugiat quis arcu eget molestie. Ut rhoncus massa nec tincidunt congue.</text:span><text:span text:style-name="T2">&lt;/</text:span><text:span text:style-name="T7">p</text:span><text:span text:style-name="T2">&gt;</text:span></text:p>
      <text:p text:style-name="P8"/>
      <text:p text:style-name="P4">            <text:span text:style-name="T2">&lt;/</text:span><text:span text:style-name="T7">div</text:span><text:span text:style-name="T2">&gt;</text:span></text:p>
      <text:p text:style-name="P4">            </text:p>
      <text:p text:style-name="P4">            <text:span text:style-name="T2">&lt;</text:span><text:span text:style-name="T7">div</text:span><text:span text:style-name="T15"> </text:span><text:span text:style-name="T10">class</text:span><text:span text:style-name="T15">=</text:span><text:span text:style-name="T13">"col-4"</text:span><text:span text:style-name="T2">&gt;</text:span></text:p>
      <text:p text:style-name="P8"/>
      <text:p text:style-name="P4">                <text:span text:style-name="T2">&lt;</text:span><text:span text:style-name="T7">h3</text:span><text:span text:style-name="T2">&gt;</text:span><text:span text:style-name="T15">Action</text:span><text:span text:style-name="T2">&lt;/</text:span><text:span text:style-name="T7">h3</text:span><text:span text:style-name="T2">&gt;</text:span></text:p>
      <text:p text:style-name="P4">                <text:span text:style-name="T2">&lt;</text:span><text:span text:style-name="T7">p</text:span><text:span text:style-name="T2">&gt;</text:span><text:span text:style-name="T15">Lorem ipsum dolor sit amet, consectetur adipiscing elit. Sed eget volutpat sem. Maecenas non dolor facilisis, gravida arcu eget, pharetra purus. Donec viverra, eros quis hendrerit aliquet, magna quam convallis nibh, vitae semper elit sem nec sem. Nam feugiat quis arcu eget molestie. Ut rhoncus massa nec tincidunt congue.</text:span><text:span text:style-name="T2">&lt;/</text:span><text:span text:style-name="T7">p</text:span><text:span text:style-name="T2">&gt;</text:span></text:p>
      <text:p text:style-name="P8"/>
      <text:p text:style-name="P4">            <text:span text:style-name="T2">&lt;/</text:span><text:span text:style-name="T7">div</text:span><text:span text:style-name="T2">&gt;</text:span></text:p>
      <text:p text:style-name="P4">            </text:p>
      <text:p text:style-name="P4">            <text:span text:style-name="T2">&lt;</text:span><text:span text:style-name="T7">div</text:span><text:span text:style-name="T15"> </text:span><text:span text:style-name="T10">class</text:span><text:span text:style-name="T15">=</text:span><text:span text:style-name="T13">"col-4"</text:span><text:span text:style-name="T2">&gt;</text:span></text:p>
      <text:p text:style-name="P8"/>
      <text:p text:style-name="P4">                <text:span text:style-name="T2">&lt;</text:span><text:span text:style-name="T7">h3</text:span><text:span text:style-name="T2">&gt;</text:span><text:span text:style-name="T15">Analysis</text:span><text:span text:style-name="T2">&lt;/</text:span><text:span text:style-name="T7">h3</text:span><text:span text:style-name="T2">&gt;</text:span></text:p>
      <text:p text:style-name="P4">                <text:span text:style-name="T2">&lt;</text:span><text:span text:style-name="T7">p</text:span><text:span text:style-name="T2">&gt;</text:span><text:span text:style-name="T15">Lorem ipsum dolor sit amet, consectetur adipiscing elit. Sed eget volutpat sem. Maecenas non dolor facilisis, gravida arcu eget, pharetra purus. Donec viverra, eros quis hendrerit aliquet, magna quam convallis nibh, vitae semper elit sem nec sem. Nam feugiat quis arcu eget molestie. Ut rhoncus massa nec tincidunt congue.</text:span><text:span text:style-name="T2">&lt;/</text:span><text:span text:style-name="T7">p</text:span><text:span text:style-name="T2">&gt;</text:span></text:p>
      <text:p text:style-name="P8"><text:soft-page-break/></text:p>
      <text:p text:style-name="P4">            <text:span text:style-name="T2">&lt;/</text:span><text:span text:style-name="T7">div</text:span><text:span text:style-name="T2">&gt;</text:span></text:p>
      <text:p text:style-name="P8"/>
      <text:p text:style-name="P4">        <text:span text:style-name="T2">&lt;/</text:span><text:span text:style-name="T7">div</text:span><text:span text:style-name="T2">&gt;</text:span></text:p>
      <text:p text:style-name="P8"/>
      <text:p text:style-name="P4">    <text:span text:style-name="T2">&lt;/</text:span><text:span text:style-name="T7">div</text:span><text:span text:style-name="T2">&gt;</text:span></text:p>
      <text:p text:style-name="P8"/>
      <text:p text:style-name="P4">    <text:span text:style-name="T2">&lt;</text:span><text:span text:style-name="T7">script</text:span><text:span text:style-name="T15"> </text:span><text:span text:style-name="T10">src</text:span><text:span text:style-name="T15">=</text:span><text:span text:style-name="T13">"https://cdn.jsdelivr.net/npm/bootstrap@5.0.0-beta2/dist/js/bootstrap.bundle.min.js"</text:span><text:span text:style-name="T15"> </text:span><text:span text:style-name="T10">integrity</text:span><text:span text:style-name="T15">=</text:span><text:span text:style-name="T13">"sha384-b5kHyXgcpbZJO/tY9Ul7kGkf1S0CWuKcCD38l8YkeH8z8QjE0GmW1gYU5S9FOnJ0"</text:span><text:span text:style-name="T15"> </text:span><text:span text:style-name="T10">crossorigin</text:span><text:span text:style-name="T15">=</text:span><text:span text:style-name="T13">"anonymous"</text:span><text:span text:style-name="T2">&gt;&lt;/</text:span><text:span text:style-name="T7">script</text:span><text:span text:style-name="T2">&gt;</text:span></text:p>
      <text:p text:style-name="P4">    <text:span text:style-name="T22">&lt;!-- &lt;script src="../js/bootstrap.min.js"&gt;&lt;/script&gt; --&gt;</text:span></text:p>
      <text:p text:style-name="P8"/>
      <text:p text:style-name="P1"><text:span text:style-name="T1">&lt;/</text:span><text:span text:style-name="T6">body</text:span><text:span text:style-name="T1">&gt;</text:span></text:p>
      <text:p text:style-name="P8"/>
      <text:p text:style-name="P1"><text:span text:style-name="T1">&lt;/</text:span><text:span text:style-name="T6">html</text:span><text:span text:style-name="T1">&gt;</text:span></text:p>
      <text:p text:style-name="P6"><text:span text:style-name="T4"/></text:p>
      <text:p text:style-name="P12"><text:span text:style-name="T4"/></text:p>
      <text:p text:style-name="P6"><text:span text:style-name="T4"/></text:p>
      <text:p text:style-name="P10">styles.css</text:p>
      <text:p text:style-name="P10"><text:span text:style-name="T16"/></text:p>
      <text:p text:style-name="P3"><text:span text:style-name="T19">img</text:span><text:span text:style-name="T17"> {</text:span></text:p>
      <text:p text:style-name="P4">    <text:span text:style-name="T10">width</text:span><text:span text:style-name="T15">: </text:span><text:span text:style-name="T20">150px</text:span><text:span text:style-name="T15">;</text:span></text:p>
      <text:p text:style-name="P4">    <text:span text:style-name="T10">border-radius</text:span><text:span text:style-name="T15">: </text:span><text:span text:style-name="T20">50%</text:span><text:span text:style-name="T15">;</text:span></text:p>
      <text:p text:style-name="P1">}</text:p>
      <text:p text:style-name="P10"><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0.688cm" fo:margin-bottom="0.9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Bootstrap <text:tab/>Exercise 4<text:tab/><text:span text:style-name="MT1">HTML </text:span><text:span text:style-name="MT2">et</text:span><text:span text:style-name="MT1"> CSS</text:span></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1T12:15:28.95</meta:creation-date>
    <dc:date>2021-03-21T12:25:36.71</dc:date>
    <meta:editing-duration>PT10M5S</meta:editing-duration>
    <meta:editing-cycles>4</meta:editing-cycles>
    <meta:generator>OpenOffice/4.1.8$Win32 OpenOffice.org_project/418m3$Build-9803</meta:generator>
    <meta:document-statistic meta:table-count="0" meta:image-count="0" meta:object-count="0" meta:page-count="3" meta:paragraph-count="83" meta:word-count="319" meta:character-count="4096"/>
  </office:meta>
</office:document-meta>
</file>